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9in" fo:margin-top="0in" fo:margin-bottom="0in" fo:break-before="auto" fo:break-after="auto" table:align="center"/>
    </style:style>
    <style:style style:name="Table1.A" style:family="table-column">
      <style:table-column-properties style:column-width="1.6424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3.1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" style:family="table">
      <style:table-properties style:width="6.559in" fo:margin-top="0in" fo:margin-bottom="0in" fo:break-before="auto" fo:break-after="auto" table:align="center"/>
    </style:style>
    <style:style style:name="Table2.A" style:family="table-column">
      <style:table-column-properties style:column-width="1.7389in"/>
    </style:style>
    <style:style style:name="Table2.B" style:family="table-column">
      <style:table-column-properties style:column-width="4.819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6931in" fo:margin-left="-0.0361in" fo:margin-top="0in" fo:margin-bottom="0in" fo:break-before="auto" fo:break-after="auto" table:align="left"/>
    </style:style>
    <style:style style:name="Table3.A" style:family="table-column">
      <style:table-column-properties style:column-width="1.6021in"/>
    </style:style>
    <style:style style:name="Table3.B" style:family="table-column">
      <style:table-column-properties style:column-width="1.6896in"/>
    </style:style>
    <style:style style:name="Table3.C" style:family="table-column">
      <style:table-column-properties style:column-width="3.401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2" style:family="table-cell">
      <style:table-cell-properties fo:padding-left="0.0785in" fo:padding-right="0.075in" fo:padding-top="0in" fo:padding-bottom="0in" fo:border="0.5pt solid #000000"/>
    </style:style>
    <style:style style:name="Table3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3" style:family="table-cell">
      <style:table-cell-properties fo:padding-left="0.0785in" fo:padding-right="0.075in" fo:padding-top="0in" fo:padding-bottom="0in" fo:border="0.5pt solid #000000"/>
    </style:style>
    <style:style style:name="Table3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4" style:family="table-cell">
      <style:table-cell-properties fo:padding-left="0.0785in" fo:padding-right="0.075in" fo:padding-top="0in" fo:padding-bottom="0in" fo:border="0.5pt solid #000000"/>
    </style:style>
    <style:style style:name="Table3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5" style:family="table-cell">
      <style:table-cell-properties fo:padding-left="0.0785in" fo:padding-right="0.075in" fo:padding-top="0in" fo:padding-bottom="0in" fo:border="0.5pt solid #000000"/>
    </style:style>
    <style:style style:name="Table3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6" style:family="table-cell">
      <style:table-cell-properties fo:padding-left="0.0785in" fo:padding-right="0.075in" fo:padding-top="0in" fo:padding-bottom="0in" fo:border="0.5pt solid #000000"/>
    </style:style>
    <style:style style:name="Table3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7" style:family="table-cell">
      <style:table-cell-properties fo:padding-left="0.0785in" fo:padding-right="0.075in" fo:padding-top="0in" fo:padding-bottom="0in" fo:border="0.5pt solid #000000"/>
    </style:style>
    <style:style style:name="Table3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8" style:family="table-cell">
      <style:table-cell-properties fo:padding-left="0.0785in" fo:padding-right="0.075in" fo:padding-top="0in" fo:padding-bottom="0in" fo:border="0.5pt solid #000000"/>
    </style:style>
    <style:style style:name="Table3.A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9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8pt" fo:font-style="italic" fo:font-weight="normal" style:font-size-asian="8pt" style:font-style-asian="italic" style:font-weight-asian="normal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fo:font-style="italic" fo:font-weight="normal" style:font-size-asian="8pt" style:font-style-asian="italic" style:font-weight-asian="normal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e327ff" fo:font-size="12pt" fo:font-weight="normal" style:font-size-asian="12pt" style:font-weight-asian="normal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2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e327ff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e327ff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8pt" fo:font-style="normal" style:text-underline-style="none" fo:font-weight="bold" style:font-name-asian="Liberation Sans2" style:font-size-asian="18pt" style:font-style-asian="normal" style:font-weight-asian="bold" style:font-name-complex="Liberation Sans2" style:font-size-complex="18pt"/>
    </style:style>
    <style:style style:name="P1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e327ff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57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e327ff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.5in" fo:margin-right="0in" fo:text-indent="0in" style:auto-text-indent="false"/>
    </style:style>
    <style:style style:name="P25" style:family="paragraph" style:parent-style-name="Standard">
      <style:paragraph-properties fo:margin-left="0.7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1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27" style:family="paragraph" style:parent-style-name="Standard" style:list-style-name="WWNum4">
      <style:paragraph-properties fo:margin-left="0.5in" fo:margin-right="0in" fo:margin-top="0.1665in" fo:margin-bottom="0in" loext:contextual-spacing="false" fo:line-height="120%" fo:orphans="0" fo:widows="0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.1665in" fo:margin-bottom="0in" loext:contextual-spacing="false" fo:line-height="120%" fo:orphans="0" fo:widows="0" fo:text-indent="-0.25in" style:auto-text-indent="false"/>
    </style:style>
    <style:style style:name="P29" style:family="paragraph" style:parent-style-name="Standard" style:list-style-name="WWNum10">
      <style:paragraph-properties fo:margin-left="0.5in" fo:margin-right="0in" fo:margin-top="0.1665in" fo:margin-bottom="0in" loext:contextual-spacing="false" fo:line-height="120%" fo:orphans="0" fo:widows="0" fo:text-indent="-0.25in" style:auto-text-indent="false"/>
    </style:style>
    <style:style style:name="P30" style:family="paragraph" style:parent-style-name="Standard" style:list-style-name="WWNum7">
      <style:paragraph-properties fo:margin-left="0.5in" fo:margin-right="0in" fo:margin-top="0.1665in" fo:margin-bottom="0in" loext:contextual-spacing="false" fo:line-height="120%" fo:orphans="0" fo:widows="0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.1665in" fo:margin-bottom="0in" loext:contextual-spacing="false" fo:line-height="120%" fo:orphans="0" fo:widows="0" fo:text-indent="-0.25in" style:auto-text-indent="false"/>
    </style:style>
    <style:style style:name="P32" style:family="paragraph" style:parent-style-name="Standard" style:list-style-name="WWNum11">
      <style:paragraph-properties fo:margin-left="0.5in" fo:margin-right="0in" fo:margin-top="0.1665in" fo:margin-bottom="0in" loext:contextual-spacing="false" fo:line-height="120%" fo:orphans="0" fo:widows="0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.1665in" fo:margin-bottom="0in" loext:contextual-spacing="false" fo:line-height="120%" fo:orphans="0" fo:widows="0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4">
      <style:paragraph-properties fo:margin-left="0.5in" fo:margin-right="0in" fo:margin-top="0in" fo:margin-bottom="0in" loext:contextual-spacing="false" fo:line-height="120%" fo:orphans="0" fo:widows="0" fo:text-indent="-0.25in" style:auto-text-indent="false"/>
    </style:style>
    <style:style style:name="P39" style:family="paragraph" style:parent-style-name="Standard" style:list-style-name="WWNum5">
      <style:paragraph-properties fo:margin-left="0.5in" fo:margin-right="0in" fo:margin-top="0in" fo:margin-bottom="0in" loext:contextual-spacing="false" fo:line-height="120%" fo:orphans="0" fo:widows="0" fo:text-indent="-0.25in" style:auto-text-indent="false"/>
    </style:style>
    <style:style style:name="P40" style:family="paragraph" style:parent-style-name="Standard" style:list-style-name="WWNum10">
      <style:paragraph-properties fo:margin-left="0.5in" fo:margin-right="0in" fo:margin-top="0in" fo:margin-bottom="0in" loext:contextual-spacing="false" fo:line-height="120%" fo:orphans="0" fo:widows="0" fo:text-indent="-0.25in" style:auto-text-indent="false"/>
    </style:style>
    <style:style style:name="P41" style:family="paragraph" style:parent-style-name="Standard" style:list-style-name="WWNum7">
      <style:paragraph-properties fo:margin-left="0.5in" fo:margin-right="0in" fo:margin-top="0in" fo:margin-bottom="0in" loext:contextual-spacing="false" fo:line-height="120%" fo:orphans="0" fo:widows="0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margin-top="0in" fo:margin-bottom="0in" loext:contextual-spacing="false" fo:line-height="120%" fo:orphans="0" fo:widows="0" fo:text-indent="-0.25in" style:auto-text-indent="false"/>
    </style:style>
    <style:style style:name="P43" style:family="paragraph" style:parent-style-name="Standard" style:list-style-name="WWNum11">
      <style:paragraph-properties fo:margin-left="0.5in" fo:margin-right="0in" fo:margin-top="0in" fo:margin-bottom="0in" loext:contextual-spacing="false" fo:line-height="120%" fo:orphans="0" fo:widows="0" fo:text-indent="-0.25in" style:auto-text-indent="false"/>
    </style:style>
    <style:style style:name="P4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4">
      <style:paragraph-properties fo:margin-left="1in" fo:margin-right="0in" fo:margin-top="0in" fo:margin-bottom="0in" loext:contextual-spacing="false" fo:line-height="120%" fo:orphans="0" fo:widows="0" fo:text-indent="-0.25in" style:auto-text-indent="false"/>
    </style:style>
    <style:style style:name="P49" style:family="paragraph" style:parent-style-name="Standard" style:list-style-name="WWNum5">
      <style:paragraph-properties fo:margin-left="1in" fo:margin-right="0in" fo:margin-top="0in" fo:margin-bottom="0in" loext:contextual-spacing="false" fo:line-height="120%" fo:orphans="0" fo:widows="0" fo:text-indent="-0.25in" style:auto-text-indent="false"/>
    </style:style>
    <style:style style:name="P50" style:family="paragraph" style:parent-style-name="Standard" style:list-style-name="WWNum10">
      <style:paragraph-properties fo:margin-left="1in" fo:margin-right="0in" fo:margin-top="0in" fo:margin-bottom="0in" loext:contextual-spacing="false" fo:line-height="120%" fo:orphans="0" fo:widows="0" fo:text-indent="-0.25in" style:auto-text-indent="false"/>
    </style:style>
    <style:style style:name="P51" style:family="paragraph" style:parent-style-name="Standard" style:list-style-name="WWNum7">
      <style:paragraph-properties fo:margin-left="1in" fo:margin-right="0in" fo:margin-top="0in" fo:margin-bottom="0in" loext:contextual-spacing="false" fo:line-height="120%" fo:orphans="0" fo:widows="0" fo:text-indent="-0.25in" style:auto-text-indent="false"/>
    </style:style>
    <style:style style:name="P52" style:family="paragraph" style:parent-style-name="Standard" style:list-style-name="WWNum2">
      <style:paragraph-properties fo:margin-left="1in" fo:margin-right="0in" fo:margin-top="0in" fo:margin-bottom="0in" loext:contextual-spacing="false" fo:line-height="120%" fo:orphans="0" fo:widows="0" fo:text-indent="-0.25in" style:auto-text-indent="false"/>
    </style:style>
    <style:style style:name="P53" style:family="paragraph" style:parent-style-name="Standard" style:list-style-name="WWNum11">
      <style:paragraph-properties fo:margin-left="1in" fo:margin-right="0in" fo:margin-top="0in" fo:margin-bottom="0in" loext:contextual-spacing="false" fo:line-height="120%" fo:orphans="0" fo:widows="0" fo:text-indent="-0.25in" style:auto-text-indent="false"/>
    </style:style>
    <style:style style:name="P54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7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8" style:family="paragraph" style:parent-style-name="Standard" style:list-style-name="WWNum4">
      <style:paragraph-properties fo:margin-left="1in" fo:margin-right="0in" fo:margin-top="0in" fo:margin-bottom="0.1665in" loext:contextual-spacing="false" fo:line-height="120%" fo:orphans="0" fo:widows="0" fo:text-indent="-0.25in" style:auto-text-indent="false"/>
    </style:style>
    <style:style style:name="P59" style:family="paragraph" style:parent-style-name="Standard" style:list-style-name="WWNum10">
      <style:paragraph-properties fo:margin-left="1in" fo:margin-right="0in" fo:margin-top="0in" fo:margin-bottom="0.1665in" loext:contextual-spacing="false" fo:line-height="120%" fo:orphans="0" fo:widows="0" fo:text-indent="-0.25in" style:auto-text-indent="false"/>
    </style:style>
    <style:style style:name="P60" style:family="paragraph" style:parent-style-name="Standard" style:list-style-name="WWNum7">
      <style:paragraph-properties fo:margin-left="1in" fo:margin-right="0in" fo:margin-top="0in" fo:margin-bottom="0.1665in" loext:contextual-spacing="false" fo:line-height="120%" fo:orphans="0" fo:widows="0" fo:text-indent="-0.25in" style:auto-text-indent="false"/>
    </style:style>
    <style:style style:name="P61" style:family="paragraph" style:parent-style-name="Standard" style:list-style-name="WWNum2">
      <style:paragraph-properties fo:margin-left="1in" fo:margin-right="0in" fo:margin-top="0in" fo:margin-bottom="0.1665in" loext:contextual-spacing="false" fo:line-height="120%" fo:orphans="0" fo:widows="0" fo:text-indent="-0.25in" style:auto-text-indent="false"/>
    </style:style>
    <style:style style:name="P62" style:family="paragraph" style:parent-style-name="Standard" style:list-style-name="WWNum11">
      <style:paragraph-properties fo:margin-left="1in" fo:margin-right="0in" fo:margin-top="0in" fo:margin-bottom="0.1665in" loext:contextual-spacing="false" fo:line-height="120%" fo:orphans="0" fo:widows="0" fo:text-indent="-0.25in" style:auto-text-indent="false"/>
    </style:style>
    <style:style style:name="P63" style:family="paragraph" style:parent-style-name="Standard" style:list-style-name="WWNum3">
      <style:paragraph-properties fo:margin-left="1in" fo:margin-right="0in" fo:margin-top="0in" fo:margin-bottom="0.1665in" loext:contextual-spacing="false" fo:line-height="120%" fo:orphans="0" fo:widows="0" fo:text-indent="-0.25in" style:auto-text-indent="false"/>
    </style:style>
    <style:style style:name="P64" style:family="paragraph" style:parent-style-name="Standard" style:list-style-name="WWNum9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65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66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67" style:family="paragraph" style:parent-style-name="Standard" style:list-style-name="WWNum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68" style:family="paragraph" style:parent-style-name="Standard" style:list-style-name="WWNum4">
      <style:paragraph-properties fo:margin-left="1.5in" fo:margin-right="0in" fo:margin-top="0in" fo:margin-bottom="0in" loext:contextual-spacing="false" fo:line-height="120%" fo:orphans="0" fo:widows="0" fo:text-indent="-0.25in" style:auto-text-indent="false"/>
    </style:style>
    <style:style style:name="P69" style:family="paragraph" style:parent-style-name="Standard" style:list-style-name="WWNum5">
      <style:paragraph-properties fo:margin-left="1.5in" fo:margin-right="0in" fo:margin-top="0in" fo:margin-bottom="0in" loext:contextual-spacing="false" fo:line-height="120%" fo:orphans="0" fo:widows="0" fo:text-indent="-0.25in" style:auto-text-indent="false"/>
    </style:style>
    <style:style style:name="P70" style:family="paragraph" style:parent-style-name="Standard" style:list-style-name="WWNum10">
      <style:paragraph-properties fo:margin-left="1.5in" fo:margin-right="0in" fo:margin-top="0in" fo:margin-bottom="0in" loext:contextual-spacing="false" fo:line-height="120%" fo:orphans="0" fo:widows="0" fo:text-indent="-0.25in" style:auto-text-indent="false"/>
    </style:style>
    <style:style style:name="P71" style:family="paragraph" style:parent-style-name="Standard" style:list-style-name="WWNum8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5">
      <style:paragraph-properties fo:margin-left="1.5in" fo:margin-right="0in" fo:margin-top="0in" fo:margin-bottom="0.1665in" loext:contextual-spacing="false" fo:line-height="120%" fo:orphans="0" fo:widows="0" fo:text-indent="-0.25in" style:auto-text-indent="false"/>
    </style:style>
    <style:style style:name="P73" style:family="paragraph" style:parent-style-name="Standard">
      <style:paragraph-properties fo:margin-top="0.1665in" fo:margin-bottom="0.1665in" loext:contextual-spacing="false" fo:line-height="100%"/>
    </style:style>
    <style:style style:name="P74" style:family="paragraph" style:parent-style-name="Standard">
      <style:paragraph-properties fo:margin-left="0in" fo:margin-right="0in" fo:text-indent="0in" style:auto-text-indent="false"/>
    </style:style>
    <style:style style:name="P75" style:family="paragraph" style:parent-style-name="Standard" style:master-page-name="Standard">
      <style:paragraph-properties fo:text-align="end" style:justify-single-word="false" style:page-number="1"/>
    </style:style>
    <style:style style:name="P76" style:family="paragraph" style:parent-style-name="Heading_20_1" style:list-style-name="WWNum12">
      <style:paragraph-properties fo:margin-left="0.3in" fo:margin-right="0in" fo:text-indent="-0.3in" style:auto-text-indent="false"/>
    </style:style>
    <style:style style:name="P77" style:family="paragraph" style:parent-style-name="Heading_20_1" style:list-style-name="WWNum12">
      <style:paragraph-properties fo:margin-left="0.3in" fo:margin-right="0in" fo:text-indent="-0.3in" style:auto-text-indent="false" fo:break-before="page"/>
    </style:style>
    <style:style style:name="P78" style:family="paragraph" style:parent-style-name="Heading_20_3" style:list-style-name="WWNum12">
      <style:paragraph-properties fo:margin-left="0.5in" fo:margin-right="0in" fo:text-indent="-0.5in" style:auto-text-indent="false"/>
    </style:style>
    <style:style style:name="P79" style:family="paragraph" style:parent-style-name="Heading_20_2" style:list-style-name="WWNum12">
      <style:paragraph-properties fo:margin-left="0.4in" fo:margin-right="0in" fo:text-indent="-0.4in" style:auto-text-indent="false"/>
    </style:style>
    <style:style style:name="P80" style:family="paragraph" style:parent-style-name="Heading_20_4">
      <style:paragraph-properties fo:margin-top="0.1665in" fo:margin-bottom="0.028in" loext:contextual-spacing="false" fo:line-height="120%"/>
    </style:style>
    <style:style style:name="P81" style:family="paragraph" style:parent-style-name="Heading_20_4">
      <style:paragraph-properties fo:margin-top="0.1665in" fo:margin-bottom="0.028in" loext:contextual-spacing="false" fo:line-height="100%" fo:orphans="2" fo:widows="2"/>
    </style:style>
    <style:style style:name="P82" style:family="paragraph" style:parent-style-name="Heading_20_5">
      <style:paragraph-properties fo:margin-top="0.1528in" fo:margin-bottom="0.028in" loext:contextual-spacing="false" fo:line-height="100%" fo:orphans="2" fo:widows="2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style:font-name="Liberation Sans1" fo:font-size="18pt" fo:font-weight="bold" style:font-name-asian="Liberation Sans2" style:font-size-asian="18pt" style:font-weight-asian="bold" style:font-name-complex="Liberation Sans2" style:font-size-complex="18pt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weight="bold" style:font-weight-asian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15/10/2024</text:p>
      <text:p text:style-name="P1">/date/ <text:s text:c="14"/></text:p>
      <text:p text:style-name="Title">Project proposal</text:p>
      <text:p text:style-name="Title">Stavroula Papoutsi</text:p>
      <text:p text:style-name="P7"/>
      <text:p text:style-name="P2"/>
      <text:p text:style-name="P14"><text:span text:style-name="T1">Table of Contents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0"><text:a xlink:type="simple" xlink:href="#_gjdgxs" text:style-name="Index_20_Link" text:visited-style-name="Index_20_Link"><text:span text:style-name="T2">1 Project title<text:tab/>3</text:span></text:a></text:p>
          <text:p text:style-name="P20"><text:a xlink:type="simple" xlink:href="#_30j0zll" text:style-name="Index_20_Link" text:visited-style-name="Index_20_Link"><text:span text:style-name="T2">2 Proposed team members<text:tab/>3</text:span></text:a></text:p>
          <text:p text:style-name="P20"><text:a xlink:type="simple" xlink:href="#_1fob9te" text:style-name="Index_20_Link" text:visited-style-name="Index_20_Link"><text:span text:style-name="T2">3 Application on the Internet<text:tab/>4</text:span></text:a></text:p>
          <text:p text:style-name="P22"><text:a xlink:type="simple" xlink:href="#_3znysh7" text:style-name="Index_20_Link" text:visited-style-name="Index_20_Link"><text:span text:style-name="T2">3.1. Cloud compilation, deployment<text:tab/>4</text:span></text:a></text:p>
          <text:p text:style-name="P23"><text:a xlink:type="simple" xlink:href="#_2et92p0" text:style-name="Index_20_Link" text:visited-style-name="Index_20_Link"><text:span text:style-name="T2">3.1.1. Launching sources on the Internet<text:tab/>4</text:span></text:a></text:p>
          <text:p text:style-name="P23"><text:a xlink:type="simple" xlink:href="#_tyjcwt" text:style-name="Index_20_Link" text:visited-style-name="Index_20_Link"><text:span text:style-name="T2">3.1.2. Compilation of sources<text:tab/>4</text:span></text:a></text:p>
          <text:p text:style-name="P22"><text:a xlink:type="simple" xlink:href="#_3dy6vkm" text:style-name="Index_20_Link" text:visited-style-name="Index_20_Link"><text:span text:style-name="T2">3.2. Running the application on the Internet<text:tab/>4</text:span></text:a></text:p>
          <text:p text:style-name="P20"><text:a xlink:type="simple" xlink:href="#_1t3h5sf" text:style-name="Index_20_Link" text:visited-style-name="Index_20_Link"><text:span text:style-name="T2">4 Proposed tools<text:tab/>5</text:span></text:a></text:p>
          <text:p text:style-name="P20"><text:a xlink:type="simple" xlink:href="#_4d34og8" text:style-name="Index_20_Link" text:visited-style-name="Index_20_Link"><text:span text:style-name="T2">5 Application<text:tab/>6</text:span></text:a></text:p>
          <text:p text:style-name="P22"><text:a xlink:type="simple" xlink:href="#_2s8eyo1" text:style-name="Index_20_Link" text:visited-style-name="Index_20_Link"><text:span text:style-name="T2">5.1. User description of the application<text:tab/>6</text:span></text:a></text:p>
          <text:p text:style-name="P25"><text:a xlink:type="simple" xlink:href="#_catsszkh6si0" text:style-name="Index_20_Link" text:visited-style-name="Index_20_Link"><text:span text:style-name="T6">1. Homepage<text:tab/>6</text:span></text:a></text:p>
          <text:p text:style-name="P25"><text:a xlink:type="simple" xlink:href="#_7rdt7gmka3dj" text:style-name="Index_20_Link" text:visited-style-name="Index_20_Link"><text:span text:style-name="T6">2. Searching for Movies<text:tab/>6</text:span></text:a></text:p>
          <text:p text:style-name="P25"><text:soft-page-break/><text:a xlink:type="simple" xlink:href="#_1brcbstbga6r" text:style-name="Index_20_Link" text:visited-style-name="Index_20_Link"><text:span text:style-name="T6">3. Submitting a Review<text:tab/>6</text:span></text:a></text:p>
          <text:p text:style-name="P25"><text:a xlink:type="simple" xlink:href="#_q5uxgvfarwlv" text:style-name="Index_20_Link" text:visited-style-name="Index_20_Link"><text:span text:style-name="T6">4. Reading Reviews<text:tab/>7</text:span></text:a></text:p>
          <text:p text:style-name="P25"><text:a xlink:type="simple" xlink:href="#_eunzo41qg0k" text:style-name="Index_20_Link" text:visited-style-name="Index_20_Link"><text:span text:style-name="T6">5. User Account Management (if applicable)<text:tab/>7</text:span></text:a></text:p>
          <text:p text:style-name="P25"><text:a xlink:type="simple" xlink:href="#_c9b0y1eiedcz" text:style-name="Index_20_Link" text:visited-style-name="Index_20_Link"><text:span text:style-name="T6">6. Exploring Additional Features<text:tab/>7</text:span></text:a></text:p>
          <text:p text:style-name="P25"><text:a xlink:type="simple" xlink:href="#_ovb56elc7ww6" text:style-name="Index_20_Link" text:visited-style-name="Index_20_Link"><text:span text:style-name="T6">7. Logout<text:tab/>8</text:span></text:a></text:p>
          <text:p text:style-name="P22"><text:a xlink:type="simple" xlink:href="#_17dp8vu" text:style-name="Index_20_Link" text:visited-style-name="Index_20_Link"><text:span text:style-name="T2">5.2. Description of the application's user interface<text:tab/>9</text:span></text:a></text:p>
          <text:p text:style-name="P25"><text:a xlink:type="simple" xlink:href="#_cvq0u8tltd50" text:style-name="Index_20_Link" text:visited-style-name="Index_20_Link"><text:span text:style-name="T6">1. Constituent Parts of the User Interface<text:tab/>9</text:span></text:a></text:p>
          <text:p text:style-name="P25"><text:a xlink:type="simple" xlink:href="#_kzbf43bqg76y" text:style-name="Index_20_Link" text:visited-style-name="Index_20_Link"><text:span text:style-name="T6">2. Sketches of the Interface Design<text:tab/>9</text:span></text:a></text:p>
          <text:p text:style-name="P25"><text:a xlink:type="simple" xlink:href="#_g2vm21vae1lj" text:style-name="Index_20_Link" text:visited-style-name="Index_20_Link"><text:span text:style-name="T6">3. Options on the Application<text:tab/>9</text:span></text:a></text:p>
          <text:p text:style-name="P26"><text:a xlink:type="simple" xlink:href="#_6a3per4x6y66" text:style-name="Index_20_Link" text:visited-style-name="Index_20_Link"><text:span text:style-name="T6">1. Options on the Main Page<text:tab/>9</text:span></text:a></text:p>
          <text:p text:style-name="P26"><text:a xlink:type="simple" xlink:href="#_8e0w9aj00jsh" text:style-name="Index_20_Link" text:visited-style-name="Index_20_Link"><text:span text:style-name="T6">2. Options on the Subpages<text:tab/>10</text:span></text:a></text:p>
        </text:index-body>
      </text:table-of-content>
      <text:p text:style-name="P2"/>
      <text:p text:style-name="P4"/>
      <text:p text:style-name="P6"/>
      <text:p text:style-name="P9"/>
      <text:list xml:id="list3266619316" text:style-name="WWNum12">
        <text:list-item>
          <text:p text:style-name="P76"><text:bookmark text:name="_gjdgxs"/><text:span text:style-name="T8">Project title</text:span></text:p>
        </text:list-item>
      </text:list>
      <text:p text:style-name="P12"><text:span text:style-name="T4">Movie Review Website</text:span></text:p>
      <text:list xml:id="list143339413650336" text:continue-numbering="true" text:style-name="WWNum12">
        <text:list-item>
          <text:p text:style-name="P76"><text:bookmark text:name="_30j0zll"/><text:span text:style-name="T8">Proposed team members</text:span></text:p>
        </text:list-item>
      </text:list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6"><text:span text:style-name="T3">Full name</text:span></text:p>
          </table:table-cell>
          <table:table-cell table:style-name="Table1.A1" office:value-type="string">
            <text:p text:style-name="P16"><text:span text:style-name="T3">Student number</text:span></text:p>
          </table:table-cell>
          <table:table-cell table:style-name="Table1.C1" office:value-type="string">
            <text:p text:style-name="P16"><text:span text:style-name="T3">E-mail address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2">Mustafa Ocak</text:span></text:p>
          </table:table-cell>
          <table:table-cell table:style-name="Table1.A1" office:value-type="string">
            <text:p text:style-name="P18"/>
          </table:table-cell>
          <table:table-cell table:style-name="Table1.C1" office:value-type="string">
            <text:p text:style-name="P17"><text:span text:style-name="T2">mustafa.ocak@edu.uni.lodz.pl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2">Emirhan Ortlek</text:span>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7"><text:span text:style-name="T2">emirhan.ortlek@edu.uni.lodz.pl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2">Stavroula Papoutsi</text:span>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7"><text:span text:style-name="T2">stavroula.papoutsi@edu.uni.lodz.pl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2">Gianbattista Vivolo</text:span>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7"><text:span text:style-name="T2">gianbattista.vivolo@edu.uni.lodz.pl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9">Iman Allahverdiyev</text:span>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7"><text:span text:style-name="T9">iman.allahverdiyev@edu.uni.lodz.pl</text:span></text:p>
          </table:table-cell>
        </table:table-row>
      </table:table>
      <text:p text:style-name="P11"/>
      <text:p text:style-name="P11"/>
      <text:p text:style-name="P11"/>
      <text:list xml:id="list143338752251895" text:continue-numbering="true" text:style-name="WWNum12">
        <text:list-item>
          <text:p text:style-name="P76"><text:bookmark text:name="_1fob9te"/><text:span text:style-name="T12">Application on the Internet</text:span></text:p>
        </text:list-item>
      </text:list>
      <text:p text:style-name="P9"/>
      <text:list xml:id="list143338099666880" text:continue-numbering="true" text:style-name="WWNum12">
        <text:list-item>
          <text:list>
            <text:list-item>
              <text:p text:style-name="P79"><text:bookmark text:name="_3znysh7"/><text:span text:style-name="T13">Cloud compilation, deployment</text:span></text:p>
            </text:list-item>
          </text:list>
        </text:list-item>
      </text:list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3">Hosting address:</text:span></text:p>
          </table:table-cell>
          <table:table-cell table:style-name="Table2.B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7"><text:span text:style-name="T3">Administrator login:</text:span></text:p>
          </table:table-cell>
          <table:table-cell table:style-name="Table2.B1" office:value-type="string">
            <text:p text:style-name="P17"><text:span text:style-name="T2">id:</text:span></text:p>
            <text:p text:style-name="P17"><text:span text:style-name="T2">passworf:</text:span></text:p>
          </table:table-cell>
        </table:table-row>
      </table:table>
      <text:p text:style-name="P9"/>
      <text:list xml:id="list143338466081311" text:continue-numbering="true" text:style-name="WWNum12">
        <text:list-item>
          <text:list>
            <text:list-item>
              <text:list>
                <text:list-item>
                  <text:p text:style-name="P78"><text:bookmark text:name="_2et92p0"/>Launching sources on the Internet</text:p>
                </text:list-item>
              </text:list>
            </text:list-item>
          </text:list>
        </text:list-item>
      </text:list>
      <text:p text:style-name="P24"/>
      <text:list xml:id="list143337704216783" text:continue-numbering="true" text:style-name="WWNum12">
        <text:list-item>
          <text:list>
            <text:list-item>
              <text:list>
                <text:list-item>
                  <text:p text:style-name="P78"><text:bookmark text:name="_tyjcwt"/>Compilation of sources</text:p>
                </text:list-item>
              </text:list>
            </text:list-item>
          </text:list>
        </text:list-item>
      </text:list>
      <text:p text:style-name="P9"/>
      <text:list xml:id="list143337901360520" text:continue-numbering="true" text:style-name="WWNum12">
        <text:list-item>
          <text:list>
            <text:list-item>
              <text:p text:style-name="P79"><text:bookmark text:name="_3dy6vkm"/><text:span text:style-name="T13">Running</text:span> the application on the Internet</text:p>
            </text:list-item>
          </text:list>
        </text:list-item>
        <text:list-item>
          <text:p text:style-name="P77"><text:bookmark text:name="_1t3h5sf"/><text:span text:style-name="T8">Proposed tools</text:span></text:p>
        </text:list-item>
      </text:list>
      <text:p text:style-name="P8"/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><text:span text:style-name="T3">Tool</text:span></text:p>
          </table:table-cell>
          <table:table-cell table:style-name="Table3.A1" office:value-type="string">
            <text:p text:style-name="P16"><text:span text:style-name="T3">Version</text:span></text:p>
          </table:table-cell>
          <table:table-cell table:style-name="Table3.C1" office:value-type="string">
            <text:p text:style-name="P16"><text:span text:style-name="T3">WWW address</text:span></text:p>
          </table:table-cell>
        </table:table-row>
        <table:table-row table:style-name="Table3.1">
          <table:table-cell table:style-name="Table3.A2" office:value-type="string">
            <text:p text:style-name="P17"><text:span text:style-name="T9">HTML</text:span></text:p>
          </table:table-cell>
          <table:table-cell table:style-name="Table3.B2" office:value-type="string">
            <text:p text:style-name="P18"/>
          </table:table-cell>
          <table:table-cell table:style-name="Table3.C2" office:value-type="string">
            <text:p text:style-name="P18"/>
          </table:table-cell>
        </table:table-row>
        <table:table-row table:style-name="Table3.1">
          <table:table-cell table:style-name="Table3.A3" office:value-type="string">
            <text:p text:style-name="P17"><text:span text:style-name="T9">CSS</text:span></text:p>
          </table:table-cell>
          <table:table-cell table:style-name="Table3.B3" office:value-type="string">
            <text:p text:style-name="P19"/>
          </table:table-cell>
          <table:table-cell table:style-name="Table3.C3" office:value-type="string">
            <text:p text:style-name="P19"/>
          </table:table-cell>
        </table:table-row>
        <table:table-row table:style-name="Table3.1">
          <table:table-cell table:style-name="Table3.A4" office:value-type="string">
            <text:p text:style-name="P17"><text:span text:style-name="T9">Javascript</text:span></text:p>
          </table:table-cell>
          <table:table-cell table:style-name="Table3.B4" office:value-type="string">
            <text:p text:style-name="P19"/>
          </table:table-cell>
          <table:table-cell table:style-name="Table3.C4" office:value-type="string">
            <text:p text:style-name="P19"/>
          </table:table-cell>
        </table:table-row>
        <table:table-row table:style-name="Table3.1">
          <table:table-cell table:style-name="Table3.A5" office:value-type="string">
            <text:p text:style-name="P17"><text:span text:style-name="T9">Nodejs</text:span></text:p>
          </table:table-cell>
          <table:table-cell table:style-name="Table3.B5" office:value-type="string">
            <text:p text:style-name="P19"/>
          </table:table-cell>
          <table:table-cell table:style-name="Table3.C5" office:value-type="string">
            <text:p text:style-name="P19"/>
          </table:table-cell>
        </table:table-row>
        <table:table-row table:style-name="Table3.1">
          <table:table-cell table:style-name="Table3.A6" office:value-type="string">
            <text:p text:style-name="P19"/>
          </table:table-cell>
          <table:table-cell table:style-name="Table3.B6" office:value-type="string">
            <text:p text:style-name="P19"/>
          </table:table-cell>
          <table:table-cell table:style-name="Table3.C6" office:value-type="string">
            <text:p text:style-name="P19"/>
          </table:table-cell>
        </table:table-row>
        <table:table-row table:style-name="Table3.1">
          <table:table-cell table:style-name="Table3.A7" office:value-type="string">
            <text:p text:style-name="P19"/>
          </table:table-cell>
          <table:table-cell table:style-name="Table3.B7" office:value-type="string">
            <text:p text:style-name="P19"/>
          </table:table-cell>
          <table:table-cell table:style-name="Table3.C7" office:value-type="string">
            <text:p text:style-name="P19"/>
          </table:table-cell>
        </table:table-row>
        <table:table-row table:style-name="Table3.1">
          <table:table-cell table:style-name="Table3.A8" office:value-type="string">
            <text:p text:style-name="P19"/>
          </table:table-cell>
          <table:table-cell table:style-name="Table3.B8" office:value-type="string">
            <text:p text:style-name="P19"/>
          </table:table-cell>
          <table:table-cell table:style-name="Table3.C8" office:value-type="string">
            <text:p text:style-name="P19"/>
          </table:table-cell>
        </table:table-row>
        <table:table-row table:style-name="Table3.1">
          <table:table-cell table:style-name="Table3.A9" office:value-type="string">
            <text:p text:style-name="P19"/>
          </table:table-cell>
          <table:table-cell table:style-name="Table3.B9" office:value-type="string">
            <text:p text:style-name="P19"/>
          </table:table-cell>
          <table:table-cell table:style-name="Table3.C9" office:value-type="string">
            <text:p text:style-name="P19"/>
          </table:table-cell>
        </table:table-row>
      </table:table>
      <text:p text:style-name="P5"/>
      <text:p text:style-name="P11"/>
      <text:list xml:id="list143339340491845" text:continue-numbering="true" text:style-name="WWNum12">
        <text:list-item>
          <text:p text:style-name="P76"><text:bookmark text:name="_4d34og8"/><text:span text:style-name="T8">Application</text:span></text:p>
          <text:list>
            <text:list-item>
              <text:p text:style-name="P79"><text:bookmark text:name="_2s8eyo1"/>User description of the application</text:p>
            </text:list-item>
          </text:list>
        </text:list-item>
      </text:list>
      <text:p text:style-name="P80"><text:bookmark text:name="_catsszkh6si0"/><text:span text:style-name="T14">1. Homepage </text:span></text:p>
      <text:list xml:id="list4247737991" text:style-name="WWNum4">
        <text:list-item>
          <text:p text:style-name="P27"><text:span text:style-name="T15">Landing on the Homepage</text:span><text:span text:style-name="T16">:</text:span></text:p>
          <text:list>
            <text:list-item>
              <text:p text:style-name="P48"><text:span text:style-name="T16">The homepage shows a list of popular movies or recently reviewed films, each displayed as a MovieCard.</text:span></text:p>
            </text:list-item>
          </text:list>
        </text:list-item>
        <text:list-item>
          <text:p text:style-name="P38"><text:span text:style-name="T17">Navigation</text:span><text:span text:style-name="T16">:</text:span></text:p>
          <text:list>
            <text:list-item>
              <text:p text:style-name="P48"><text:soft-page-break/><text:span text:style-name="T16">At the top of the page, users see a navigation bar with links to various sections of the site, such as:</text:span></text:p>
              <text:list>
                <text:list-item>
                  <text:p text:style-name="P68"><text:span text:style-name="T16">Home</text:span></text:p>
                </text:list-item>
                <text:list-item>
                  <text:p text:style-name="P68"><text:span text:style-name="T16">Search Movies</text:span></text:p>
                </text:list-item>
                <text:list-item>
                  <text:p text:style-name="P68"><text:span text:style-name="T16">About Us</text:span></text:p>
                </text:list-item>
                <text:list-item>
                  <text:p text:style-name="P68"><text:span text:style-name="T16">Login/Sign Up </text:span></text:p>
                </text:list-item>
              </text:list>
            </text:list-item>
          </text:list>
        </text:list-item>
        <text:list-item>
          <text:p text:style-name="P38"><text:span text:style-name="T17">Featured Movies</text:span><text:span text:style-name="T16">:</text:span></text:p>
          <text:list>
            <text:list-item>
              <text:p text:style-name="P58"><text:span text:style-name="T16">The homepage may feature a slideshow or banner highlighting trending movies, along with quick links to reviews.</text:span></text:p>
            </text:list-item>
          </text:list>
        </text:list-item>
      </text:list>
      <text:p text:style-name="P80"><text:bookmark text:name="_7rdt7gmka3dj"/><text:span text:style-name="T14">2. Searching for Movies</text:span></text:p>
      <text:list xml:id="list3166687473" text:style-name="WWNum5">
        <text:list-item>
          <text:p text:style-name="P28"><text:span text:style-name="T15">Using the Search Function</text:span><text:span text:style-name="T16">:</text:span></text:p>
          <text:list>
            <text:list-item>
              <text:p text:style-name="P49"><text:span text:style-name="T16">Users can type in the title of a movie in a search bar prominently displayed on the homepage or dedicated search page.</text:span></text:p>
            </text:list-item>
            <text:list-item>
              <text:p text:style-name="P49"><text:span text:style-name="T16">Upon entering a title, the application displays a list of matching movies, along with brief information for each.</text:span></text:p>
            </text:list-item>
          </text:list>
        </text:list-item>
        <text:list-item>
          <text:p text:style-name="P39"><text:span text:style-name="T17">Viewing Movie Details</text:span><text:span text:style-name="T16">:</text:span></text:p>
          <text:list>
            <text:list-item>
              <text:p text:style-name="P49"><text:span text:style-name="T16">Clicking on a movie from the search results or homepage leads users to a Movie Detail Page.</text:span></text:p>
            </text:list-item>
            <text:list-item>
              <text:p text:style-name="P49"><text:span text:style-name="T16">This page contains:</text:span></text:p>
              <text:list>
                <text:list-item>
                  <text:p text:style-name="P69"><text:span text:style-name="T16">Movie title, poster, synopsis, and rating.</text:span></text:p>
                </text:list-item>
                <text:list-item>
                  <text:p text:style-name="P69"><text:span text:style-name="T16">A section that displays existing reviews from other users.</text:span></text:p>
                </text:list-item>
                <text:list-item>
                  <text:p text:style-name="P72"><text:span text:style-name="T16">A button to submit a new review.</text:span></text:p>
                </text:list-item>
              </text:list>
            </text:list-item>
          </text:list>
        </text:list-item>
      </text:list>
      <text:p text:style-name="P80"><text:bookmark text:name="_1brcbstbga6r"/><text:span text:style-name="T14">3. Submitting a Review</text:span></text:p>
      <text:list xml:id="list283239330" text:style-name="WWNum10">
        <text:list-item>
          <text:p text:style-name="P29"><text:span text:style-name="T15">Accessing the Review Form</text:span><text:span text:style-name="T16">:</text:span></text:p>
          <text:list>
            <text:list-item>
              <text:p text:style-name="P50"><text:span text:style-name="T16">Users can click a button labeled "Write a Review" or "Add Your Review" on the Movie Detail Page.</text:span></text:p>
            </text:list-item>
          </text:list>
        </text:list-item>
        <text:list-item>
          <text:p text:style-name="P40"><text:span text:style-name="T17">Filling Out the Review Form</text:span><text:span text:style-name="T16">:</text:span></text:p>
          <text:list>
            <text:list-item>
              <text:p text:style-name="P50"><text:soft-page-break/><text:span text:style-name="T16">The ReviewForm opens, prompting users to enter:</text:span></text:p>
              <text:list>
                <text:list-item>
                  <text:p text:style-name="P70"><text:span text:style-name="T16">Their written review in a text area.</text:span></text:p>
                </text:list-item>
                <text:list-item>
                  <text:p text:style-name="P70"><text:span text:style-name="T16">A star rating (from 1 to 10) through a dropdown menu or star rating system.</text:span></text:p>
                </text:list-item>
              </text:list>
            </text:list-item>
          </text:list>
        </text:list-item>
        <text:list-item>
          <text:p text:style-name="P40"><text:span text:style-name="T17">Submitting the Review</text:span><text:span text:style-name="T16">:</text:span></text:p>
          <text:list>
            <text:list-item>
              <text:p text:style-name="P50"><text:span text:style-name="T16">After filling out the form, users click a "Submit Review" button.</text:span></text:p>
            </text:list-item>
            <text:list-item>
              <text:p text:style-name="P59"><text:span text:style-name="T16">Upon submission, a confirmation message appears, thanking the user and indicating that their review is being processed.</text:span></text:p>
            </text:list-item>
          </text:list>
        </text:list-item>
      </text:list>
      <text:p text:style-name="P80"><text:bookmark text:name="_q5uxgvfarwlv"/><text:span text:style-name="T14">4. Reading Reviews</text:span></text:p>
      <text:list xml:id="list2831103488" text:style-name="WWNum7">
        <text:list-item>
          <text:p text:style-name="P30"><text:span text:style-name="T15">Viewing Other Users' Reviews</text:span><text:span text:style-name="T16">:</text:span></text:p>
          <text:list>
            <text:list-item>
              <text:p text:style-name="P51"><text:span text:style-name="T16">On the Movie Detail Page, users can scroll through a list of reviews submitted by others.</text:span></text:p>
            </text:list-item>
            <text:list-item>
              <text:p text:style-name="P51"><text:span text:style-name="T16">Each review displays the reviewer's name (if logged in), their rating, and the review text.</text:span></text:p>
            </text:list-item>
            <text:list-item>
              <text:p text:style-name="P51"><text:span text:style-name="T16">Users can also see the average rating based on all reviews submitted for that movie.</text:span></text:p>
            </text:list-item>
          </text:list>
        </text:list-item>
        <text:list-item>
          <text:p text:style-name="P41"><text:span text:style-name="T17">Sorting Reviews</text:span><text:span text:style-name="T16">:</text:span></text:p>
          <text:list>
            <text:list-item>
              <text:p text:style-name="P60"><text:span text:style-name="T16">Users may have the option to sort reviews by criteria like most recent, highest rating, or lowest rating.</text:span></text:p>
            </text:list-item>
          </text:list>
        </text:list-item>
      </text:list>
      <text:p text:style-name="P80"><text:bookmark text:name="_eunzo41qg0k"/><text:span text:style-name="T14">5. User Account Management (if applicable)</text:span></text:p>
      <text:list xml:id="list1736673275" text:style-name="WWNum2">
        <text:list-item>
          <text:p text:style-name="P31"><text:span text:style-name="T15">Creating an Account</text:span><text:span text:style-name="T16">:</text:span></text:p>
          <text:list>
            <text:list-item>
              <text:p text:style-name="P52"><text:span text:style-name="T16">New users can click on the </text:span><text:span text:style-name="T17">"Sign Up"</text:span><text:span text:style-name="T16"> link in the navigation bar to create an account, entering necessary details such as email, username, and password.</text:span></text:p>
            </text:list-item>
          </text:list>
        </text:list-item>
        <text:list-item>
          <text:p text:style-name="P42"><text:span text:style-name="T17">Logging In</text:span><text:span text:style-name="T16">:</text:span></text:p>
          <text:list>
            <text:list-item>
              <text:p text:style-name="P52"><text:span text:style-name="T16">Returning users can log in using the </text:span><text:span text:style-name="T17">"Login"</text:span><text:span text:style-name="T16"> link, which directs them to a login form where they enter their credentials.</text:span></text:p>
            </text:list-item>
          </text:list>
        </text:list-item>
        <text:list-item>
          <text:p text:style-name="P42"><text:span text:style-name="T17">Managing Profile</text:span><text:span text:style-name="T16">:</text:span></text:p>
          <text:list>
            <text:list-item>
              <text:p text:style-name="P61"><text:span text:style-name="T16">After logging in, users can manage their profile, view their submitted reviews, and edit or delete them if necessary.</text:span></text:p>
            </text:list-item>
          </text:list>
        </text:list-item>
      </text:list>
      <text:p text:style-name="P80"><text:bookmark text:name="_c9b0y1eiedcz"/><text:span text:style-name="T14">6. Exploring Additional Features</text:span></text:p>
      <text:list xml:id="list554749066" text:style-name="WWNum11">
        <text:list-item>
          <text:p text:style-name="P32"><text:soft-page-break/><text:span text:style-name="T15">Browsing Categories</text:span><text:span text:style-name="T16">:</text:span></text:p>
          <text:list>
            <text:list-item>
              <text:p text:style-name="P53"><text:span text:style-name="T16">Users can explore different categories of movies (e.g., Action, Drama, Comedy) from the navigation bar, leading to curated lists.</text:span></text:p>
            </text:list-item>
          </text:list>
        </text:list-item>
        <text:list-item>
          <text:p text:style-name="P43"><text:span text:style-name="T17">Following Movies/Users</text:span><text:span text:style-name="T16"> (if applicable):</text:span></text:p>
          <text:list>
            <text:list-item>
              <text:p text:style-name="P62"><text:span text:style-name="T16">Users may have the option to follow certain movies or other users to receive notifications about new reviews or updates.</text:span></text:p>
            </text:list-item>
          </text:list>
        </text:list-item>
      </text:list>
      <text:p text:style-name="P80"><text:bookmark text:name="_ovb56elc7ww6"/><text:span text:style-name="T14">7. Logout</text:span></text:p>
      <text:list xml:id="list353647053" text:style-name="WWNum3">
        <text:list-item>
          <text:p text:style-name="P33"><text:span text:style-name="T15">Logging Out</text:span><text:span text:style-name="T16">:</text:span></text:p>
          <text:list>
            <text:list-item>
              <text:p text:style-name="P63"><text:span text:style-name="T16">Users can log out by clicking on their profile or account icon and selecting </text:span><text:span text:style-name="T17">"Logout"</text:span><text:span text:style-name="T16"> from the dropdown menu.</text:span></text:p>
            </text:list-item>
          </text:list>
        </text:list-item>
      </text:list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43339146945026" text:continue-list="list143339340491845" text:style-name="WWNum12">
        <text:list-item>
          <text:list>
            <text:list-item>
              <text:p text:style-name="P79"><text:bookmark text:name="_17dp8vu"/><text:span text:style-name="T8">Description of the application's user interface</text:span></text:p>
            </text:list-item>
          </text:list>
        </text:list-item>
      </text:list>
      <text:p text:style-name="P81"><text:bookmark text:name="_cvq0u8tltd50"/><text:span text:style-name="T14">1. Constituent Parts of the User Interface</text:span></text:p>
      <text:p text:style-name="P73">The user interface (UI) of the Movie Review Website will consist of the following main components:</text:p>
      <text:list xml:id="list2254122714" text:style-name="WWNum9">
        <text:list-item>
          <text:p text:style-name="P34"><text:span text:style-name="T15">Header</text:span>:</text:p>
          <text:list>
            <text:list-item>
              <text:p text:style-name="P54">Logo: Represents the website and serves as a home link.</text:p>
            </text:list-item>
            <text:list-item>
              <text:p text:style-name="P54">Navigation Bar: Links to different sections (Home, Search, About Us, Login/Sign Up).</text:p>
            </text:list-item>
            <text:list-item>
              <text:p text:style-name="P54"><text:soft-page-break/>Search Bar: For users to search for movies.</text:p>
            </text:list-item>
          </text:list>
        </text:list-item>
        <text:list-item>
          <text:p text:style-name="P44"><text:span text:style-name="T15">Main Content Area</text:span>:</text:p>
          <text:list>
            <text:list-item>
              <text:p text:style-name="P54">Movie Cards: Each card displays a movie’s poster, title, average rating, and a brief description.</text:p>
            </text:list-item>
            <text:list-item>
              <text:p text:style-name="P54">Featured Movies Section: Highlighting trending or recently reviewed movies.</text:p>
            </text:list-item>
            <text:list-item>
              <text:p text:style-name="P54">Pagination or Load More Button: To navigate through more movies.</text:p>
            </text:list-item>
          </text:list>
        </text:list-item>
        <text:list-item>
          <text:p text:style-name="P44"><text:span text:style-name="T15">Movie Detail Page</text:span>:</text:p>
          <text:list>
            <text:list-item>
              <text:p text:style-name="P54">Movie Poster and Details: Full information about the selected movie.</text:p>
            </text:list-item>
            <text:list-item>
              <text:p text:style-name="P54">Review Section: Displays existing reviews and a form for new submissions.</text:p>
            </text:list-item>
          </text:list>
        </text:list-item>
        <text:list-item>
          <text:p text:style-name="P44"><text:span text:style-name="T15">User Profile Area</text:span> (if applicable):</text:p>
          <text:list>
            <text:list-item>
              <text:p text:style-name="P54">Profile Picture: Displayed in the header once logged in.</text:p>
            </text:list-item>
            <text:list-item>
              <text:p text:style-name="P64">Options to manage account settings, view submitted reviews, and log out.</text:p>
            </text:list-item>
          </text:list>
        </text:list-item>
      </text:list>
      <text:p text:style-name="P81"><text:bookmark text:name="_kzbf43bqg76y"/><text:span text:style-name="T14">2. Sketches of the Interface Design</text:span></text:p>
      <text:list xml:id="list336834297" text:style-name="WWNum1">
        <text:list-item>
          <text:p text:style-name="P35"><text:span text:style-name="T15">Homepage Layout</text:span>:</text:p>
          <text:list>
            <text:list-item>
              <text:p text:style-name="P55"><text:span text:style-name="T15">Header</text:span>: Logo on the left, navigation links, and a search bar on the right.</text:p>
            </text:list-item>
            <text:list-item>
              <text:p text:style-name="P55"><text:span text:style-name="T15">Main Content Area</text:span>: Grid of Movie Cards with images, titles, and ratings.</text:p>
            </text:list-item>
            <text:list-item>
              <text:p text:style-name="P55"><text:span text:style-name="T15">Footer</text:span>: Links and social media icons at the bottom.</text:p>
            </text:list-item>
          </text:list>
        </text:list-item>
        <text:list-item>
          <text:p text:style-name="P45"><text:span text:style-name="T15">Movie Detail Page Layout</text:span>:</text:p>
          <text:list>
            <text:list-item>
              <text:p text:style-name="P55"><text:span text:style-name="T15">Header</text:span>: Same as the homepage.</text:p>
            </text:list-item>
            <text:list-item>
              <text:p text:style-name="P55"><text:span text:style-name="T15">Main Area</text:span>: Large movie poster on the left, detailed information on the right (title, synopsis, ratings).</text:p>
            </text:list-item>
            <text:list-item>
              <text:p text:style-name="P65"><text:span text:style-name="T15">Review Section</text:span>: Below the movie details, with existing reviews and a Review Form.</text:p>
            </text:list-item>
          </text:list>
        </text:list-item>
      </text:list>
      <text:p text:style-name="P81"><text:bookmark text:name="_g2vm21vae1lj"/><text:span text:style-name="T14">3. Options on the Application</text:span></text:p>
      <text:p text:style-name="P82"><text:bookmark text:name="_6a3per4x6y66"/><text:soft-page-break/><text:span text:style-name="T18">1. Options on the Main Page</text:span></text:p>
      <text:list xml:id="list940123328" text:style-name="WWNum6">
        <text:list-item>
          <text:p text:style-name="P36"><text:span text:style-name="T15">Navigation Bar</text:span>:</text:p>
          <text:list>
            <text:list-item>
              <text:p text:style-name="P56">Home</text:p>
            </text:list-item>
            <text:list-item>
              <text:p text:style-name="P56">Search Movies</text:p>
            </text:list-item>
            <text:list-item>
              <text:p text:style-name="P56">About Us</text:p>
            </text:list-item>
            <text:list-item>
              <text:p text:style-name="P56">Login/Sign Up</text:p>
            </text:list-item>
          </text:list>
        </text:list-item>
        <text:list-item>
          <text:p text:style-name="P46"><text:span text:style-name="T15">Search Bar</text:span>: Input field for searching movies by title.</text:p>
        </text:list-item>
        <text:list-item>
          <text:p text:style-name="P46"><text:span text:style-name="T15">Featured Movies</text:span>:</text:p>
          <text:list>
            <text:list-item>
              <text:p text:style-name="P56">Clickable Movie Cards for each featured movie.</text:p>
            </text:list-item>
          </text:list>
        </text:list-item>
        <text:list-item>
          <text:p text:style-name="P46"><text:span text:style-name="T15">Popular Movies Section</text:span>:</text:p>
          <text:list>
            <text:list-item>
              <text:p text:style-name="P66">Pagination or "Load More" button to explore additional movies.</text:p>
            </text:list-item>
          </text:list>
        </text:list-item>
      </text:list>
      <text:p text:style-name="P82"><text:bookmark text:name="_8e0w9aj00jsh"/><text:span text:style-name="T18">2. Options on the Subpages</text:span></text:p>
      <text:list xml:id="list592720497" text:style-name="WWNum8">
        <text:list-item>
          <text:p text:style-name="P37"><text:span text:style-name="T15">Movie Detail Page</text:span>:</text:p>
          <text:list>
            <text:list-item>
              <text:p text:style-name="P57">Movie title, poster, and synopsis.</text:p>
            </text:list-item>
            <text:list-item>
              <text:p text:style-name="P57">Average rating and user ratings.</text:p>
            </text:list-item>
            <text:list-item>
              <text:p text:style-name="P57"><text:span text:style-name="T15">Review Section</text:span>:</text:p>
              <text:list>
                <text:list-item>
                  <text:p text:style-name="P71">Display existing reviews (with author and date).</text:p>
                </text:list-item>
                <text:list-item>
                  <text:p text:style-name="P71"><text:span text:style-name="T15">Review Form</text:span>: Fields for writing a review and rating.</text:p>
                </text:list-item>
              </text:list>
            </text:list-item>
            <text:list-item>
              <text:p text:style-name="P57">Option to comment on reviews (if applicable).</text:p>
            </text:list-item>
          </text:list>
        </text:list-item>
        <text:list-item>
          <text:p text:style-name="P47"><text:span text:style-name="T15">User Profile Page</text:span> (if applicable):</text:p>
          <text:list>
            <text:list-item>
              <text:p text:style-name="P57">View submitted reviews.</text:p>
            </text:list-item>
            <text:list-item>
              <text:p text:style-name="P57"><text:soft-page-break/>Edit account settings (e.g., change password, profile picture).</text:p>
            </text:list-item>
            <text:list-item>
              <text:p text:style-name="P67">Option to log out.</text:p>
            </text:list-item>
          </text:list>
        </text:list-item>
      </text:list>
      <text:p text:style-name="P74"/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835in" loext:contextual-spacing="false" fo:line-height="100%" fo:text-indent="-0.3in" style:auto-text-indent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3in" fo:margin-right="0in" fo:margin-top="0.139in" fo:margin-bottom="0.0835in" loext:contextual-spacing="false" fo:line-height="100%" fo:text-indent="-0.3in" style:auto-text-indent="false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3in" fo:margin-right="0in" fo:margin-top="0.0972in" fo:margin-bottom="0.0835in" loext:contextual-spacing="false" fo:line-height="100%" fo:text-indent="-0.3in" style:auto-text-indent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222in" fo:margin-bottom="0.139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3pt" fo:font-style="normal" style:text-underline-style="none" fo:font-weight="bold" style:font-name-asian="Arial1" style:font-family-asian="Arial" style:font-family-generic-asian="system" style:font-pitch-asian="variable" style:font-size-asian="13pt" style:font-style-asian="normal" style:font-weight-asian="bold" style:font-name-complex="Arial1" style:font-family-complex="Arial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222in" fo:margin-bottom="0.139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22in" fo:margin-bottom="0.139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fo:font-size="12pt"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fo:font-size="12pt" style:text-underline-style="none"/>
    </style:style>
    <style:style style:name="ListLabel_20_39" style:display-name="ListLabel 39" style:family="text">
      <style:text-properties fo:font-size="12pt"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83" style:display-name="ListLabel 83" style:family="text">
      <style:text-properties fo:font-size="12pt" style:text-underline-style="none"/>
    </style:style>
    <style:style style:name="ListLabel_20_84" style:display-name="ListLabel 84" style:family="text">
      <style:text-properties fo:font-size="12pt"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92" style:display-name="ListLabel 92" style:family="text">
      <style:text-properties fo:font-size="12pt"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5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5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57in" style:type="center"/>
          <style:tab-stop style:position="6.6929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6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0" meta:paragraph-count="167" meta:word-count="1129" meta:character-count="6575" meta:non-whitespace-character-count="5696"/>
    <meta:generator>LibreOfficeDev/6.0.5.2$Linux_X86_64 LibreOffice_project/</meta:generator>
  </office:meta>
</office:document-meta>
</file>